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office:value-type="float" office:value="97" table:style-name="ce1">
            <text:p>9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7" table:style-name="ce1">
            <text:p>77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8" table:style-name="ce1">
            <text:p>88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92" table:style-name="ce1">
            <text:p>9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2" table:style-name="ce1">
            <text:p>22</text:p>
          </table:table-cell>
          <table:table-cell office:value-type="float" office:value="67" table:style-name="ce1">
            <text:p>6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office:value-type="float" office:value="100" table:style-name="ce1">
            <text:p>1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8" table:style-name="ce1">
            <text:p>58</text:p>
          </table:table-cell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office:value-type="float" office:value="81" table:style-name="ce1">
            <text:p>8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0" table:style-name="ce1">
            <text:p>40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5" table:style-name="ce1">
            <text:p>95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71" table:style-name="ce1">
            <text:p>7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88" table:style-name="ce1">
            <text:p>8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9" table:style-name="ce1">
            <text:p>99</text:p>
          </table:table-cell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3" table:style-name="ce1">
            <text:p>73</text:p>
          </table:table-cell>
          <table:table-cell office:value-type="float" office:value="62" table:style-name="ce1">
            <text:p>6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office:value-type="float" office:value="87" table:style-name="ce1">
            <text:p>8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3" table:style-name="ce1">
            <text:p>83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office:value-type="float" office:value="98" table:style-name="ce1">
            <text:p>9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2" table:style-name="ce1">
            <text:p>92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8" table:style-name="ce1">
            <text:p>9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97" table:style-name="ce1">
            <text:p>9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6" table:style-name="ce1">
            <text:p>96</text:p>
          </table:table-cell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89" table:style-name="ce1">
            <text:p>8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office:value-type="float" office:value="91" table:style-name="ce1">
            <text:p>9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9" table:style-name="ce1">
            <text:p>89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6" table:style-name="ce1">
            <text:p>56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67" table:style-name="ce1">
            <text:p>6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3" table:style-name="ce1">
            <text:p>73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63" table:style-name="ce1">
            <text:p>6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1" table:style-name="ce1">
            <text:p>81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7" table:style-name="ce1">
            <text:p>77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6" table:style-name="ce1">
            <text:p>46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9" table:style-name="ce1">
            <text:p>89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1" table:style-name="ce1">
            <text:p>81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79" table:style-name="ce1">
            <text:p>7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" table:style-name="ce1">
            <text:p>14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9" table:style-name="ce1">
            <text:p>79</text:p>
          </table:table-cell>
          <table:table-cell office:value-type="float" office:value="83" table:style-name="ce1">
            <text:p>8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float" office:value="97" table:style-name="ce1">
            <text:p>9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0" table:style-name="ce1">
            <text:p>30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5" table:style-name="ce1">
            <text:p>85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1" table:style-name="ce1">
            <text:p>71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6" table:style-name="ce1">
            <text:p>66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1" table:style-name="ce1">
            <text:p>71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5" table:style-name="ce1">
            <text:p>95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77" table:style-name="ce1">
            <text:p>7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6" table:style-name="ce1">
            <text:p>96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0" table:style-name="ce1">
            <text:p>100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97" table:style-name="ce1">
            <text:p>9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1" table:style-name="ce1">
            <text:p>81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6" table:style-name="ce1">
            <text:p>76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6" table:style-name="ce1">
            <text:p>76</text:p>
          </table:table-cell>
          <table:table-cell office:value-type="float" office:value="95" table:style-name="ce1">
            <text:p>9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office:value-type="float" office:value="96" table:style-name="ce1">
            <text:p>9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1" table:style-name="ce1">
            <text:p>9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8" table:style-name="ce1">
            <text:p>68</text:p>
          </table:table-cell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6" table:style-name="ce1">
            <text:p>96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97" table:style-name="ce1">
            <text:p>9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89" table:style-name="ce1">
            <text:p>8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78" table:style-name="ce1">
            <text:p>7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9" table:style-name="ce1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1" table:style-name="ce1">
            <text:p>61</text:p>
          </table:table-cell>
          <table:table-cell office:value-type="float" office:value="96" table:style-name="ce1">
            <text:p>9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9" table:style-name="ce1">
            <text:p>79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2" table:style-name="ce1">
            <text:p>92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77" table:style-name="ce1">
            <text:p>7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4" table:style-name="ce1">
            <text:p>64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9" table:style-name="ce1">
            <text:p>99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8" table:style-name="ce1">
            <text:p>78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" table:style-name="ce1">
            <text:p>70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1">
            <text:p>8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96" table:style-name="ce1">
            <text:p>9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78" table:style-name="ce1">
            <text:p>7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office:value-type="float" office:value="83" table:style-name="ce1">
            <text:p>8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2" table:style-name="ce1">
            <text:p>92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9" table:style-name="ce1">
            <text:p>69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1" table:style-name="ce1">
            <text:p>81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4" table:style-name="ce1">
            <text:p>94</text:p>
          </table:table-cell>
          <table:table-cell office:value-type="float" office:value="78" table:style-name="ce1">
            <text:p>7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5" table:style-name="ce1">
            <text:p>9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0" table:style-name="ce1">
            <text:p>70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7" table:style-name="ce1">
            <text:p>77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88" table:style-name="ce1">
            <text:p>8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4" table:style-name="ce1">
            <text:p>54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88" table:style-name="ce1">
            <text:p>8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98" table:style-name="ce1">
            <text:p>9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96" table:style-name="ce1">
            <text:p>9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93" table:style-name="ce1">
            <text:p>9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9" table:style-name="ce1">
            <text:p>29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96" table:style-name="ce1">
            <text:p>9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9" table:style-name="ce1">
            <text:p>99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office:value-type="float" office:value="92" table:style-name="ce1">
            <text:p>9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9" table:style-name="ce1">
            <text:p>89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9" table:style-name="ce1">
            <text:p>59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6" table:style-name="ce1">
            <text:p>86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3" table:style-name="ce1">
            <text:p>83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1" table:style-name="ce1">
            <text:p>71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9" table:style-name="ce1">
            <text:p>99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5" table:style-name="ce1">
            <text:p>75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9" table:style-name="ce1">
            <text:p>79</text:p>
          </table:table-cell>
          <table:table-cell office:value-type="float" office:value="98" table:style-name="ce1">
            <text:p>9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99" table:style-name="ce1">
            <text:p>9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85" table:style-name="ce1">
            <text:p>8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87" table:style-name="ce1">
            <text:p>8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6" table:style-name="ce1">
            <text:p>76</text:p>
          </table:table-cell>
          <table:table-cell office:value-type="float" office:value="95" table:style-name="ce1">
            <text:p>9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8" table:style-name="ce1">
            <text:p>98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55" table:style-name="ce1">
            <text:p>5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87" table:style-name="ce1">
            <text:p>8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9" table:style-name="ce1">
            <text:p>59</text:p>
          </table:table-cell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5" table:style-name="ce1">
            <text:p>85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5" table:style-name="ce1">
            <text:p>95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office:value-type="float" office:value="84" table:style-name="ce1">
            <text:p>8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office:value-type="float" office:value="86" table:style-name="ce1">
            <text:p>8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77" table:style-name="ce1">
            <text:p>7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5" table:style-name="ce1">
            <text:p>6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81" table:style-name="ce1">
            <text:p>8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1" table:style-name="ce1">
            <text:p>71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1" table:style-name="ce1">
            <text:p>81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1" table:style-name="ce1">
            <text:p>11</text:p>
          </table:table-cell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100" table:style-name="ce1">
            <text:p>1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2" table:style-name="ce1">
            <text:p>42</text:p>
          </table:table-cell>
          <table:table-cell office:value-type="float" office:value="100" table:style-name="ce1">
            <text:p>1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3" table:style-name="ce1">
            <text:p>93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51" table:style-name="ce1">
            <text:p>5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9" table:style-name="ce1">
            <text:p>89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8" table:style-name="ce1">
            <text:p>98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75" table:style-name="ce1">
            <text:p>7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1" table:style-name="ce1">
            <text:p>51</text:p>
          </table:table-cell>
          <table:table-cell office:value-type="float" office:value="98" table:style-name="ce1">
            <text:p>9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" table:style-name="ce1">
            <text:p>69</text:p>
          </table:table-cell>
          <table:table-cell office:value-type="float" office:value="78" table:style-name="ce1">
            <text:p>7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96" table:style-name="ce1">
            <text:p>9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6" table:style-name="ce1">
            <text:p>76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3" table:style-name="ce1">
            <text:p>33</text:p>
          </table:table-cell>
          <table:table-cell office:value-type="float" office:value="84" table:style-name="ce1">
            <text:p>8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0" table:style-name="ce1">
            <text:p>30</text:p>
          </table:table-cell>
          <table:table-cell office:value-type="float" office:value="66" table:style-name="ce1">
            <text:p>6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93" table:style-name="ce1">
            <text:p>9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7" table:style-name="ce1">
            <text:p>27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9" table:style-name="ce1">
            <text:p>99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5" table:style-name="ce1">
            <text:p>65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7" table:style-name="ce1">
            <text:p>57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0" table:style-name="ce1">
            <text:p>80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4" table:style-name="ce1">
            <text:p>94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7" table:style-name="ce1">
            <text:p>97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office:value-type="float" office:value="61" table:style-name="ce1">
            <text:p>6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1" table:style-name="ce1">
            <text:p>51</text:p>
          </table:table-cell>
          <table:table-cell office:value-type="float" office:value="79" table:style-name="ce1">
            <text:p>7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9" table:style-name="ce1">
            <text:p>39</text:p>
          </table:table-cell>
          <table:table-cell office:value-type="float" office:value="70" table:style-name="ce1">
            <text:p>7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88" table:style-name="ce1">
            <text:p>8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8" table:style-name="ce1">
            <text:p>48</text:p>
          </table:table-cell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52" table:style-name="ce1">
            <text:p>5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76" table:style-name="ce1">
            <text:p>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0" table:style-name="ce1">
            <text:p>80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7" table:style-name="ce1">
            <text:p>87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64" table:style-name="ce1">
            <text:p>6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4" table:style-name="ce1">
            <text:p>94</text:p>
          </table:table-cell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" table:style-name="ce1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9" table:style-name="ce1">
            <text:p>99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3" table:style-name="ce1">
            <text:p>83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9" table:style-name="ce1">
            <text:p>99</text:p>
          </table:table-cell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5" table:style-name="ce1">
            <text:p>25</text:p>
          </table:table-cell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7" table:style-name="ce1">
            <text:p>27</text:p>
          </table:table-cell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5" table:style-name="ce1">
            <text:p>85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9" table:style-name="ce1">
            <text:p>99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97" table:style-name="ce1">
            <text:p>9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1" table:style-name="ce1">
            <text:p>81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0" table:style-name="ce1">
            <text:p>90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3" table:style-name="ce1">
            <text:p>6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89" table:style-name="ce1">
            <text:p>8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8" table:style-name="ce1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" table:style-name="ce1">
            <text:p>86</text:p>
          </table:table-cell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office:value-type="float" office:value="76" table:style-name="ce1">
            <text:p>7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0" table:style-name="ce1">
            <text:p>100</text:p>
          </table:table-cell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5" table:style-name="ce1">
            <text:p>85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9" table:style-name="ce1">
            <text:p>69</text:p>
          </table:table-cell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69" table:style-name="ce1">
            <text:p>6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91" table:style-name="ce1">
            <text:p>9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2" table:style-name="ce1">
            <text:p>72</text:p>
          </table:table-cell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2" table:style-name="ce1">
            <text:p>8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2" table:style-name="ce1">
            <text:p>92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7" table:style-name="ce1">
            <text:p>67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00" table:style-name="ce1">
            <text:p>10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78" table:style-name="ce1">
            <text:p>7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6" table:style-name="ce1">
            <text:p>16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office:value-type="float" office:value="86" table:style-name="ce1">
            <text:p>8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2" table:style-name="ce1">
            <text:p>82</text:p>
          </table:table-cell>
          <table:table-cell office:value-type="float" office:value="61" table:style-name="ce1">
            <text:p>6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96" table:style-name="ce1">
            <text:p>9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2" table:style-name="ce1">
            <text:p>82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2" table:style-name="ce1">
            <text:p>42</text:p>
          </table:table-cell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98" table:style-name="ce1">
            <text:p>9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6" table:style-name="ce1">
            <text:p>86</text:p>
          </table:table-cell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95" table:style-name="ce1">
            <text:p>9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83" table:style-name="ce1">
            <text:p>8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8" table:style-name="ce1">
            <text:p>78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0" table:style-name="ce1">
            <text:p>60</text:p>
          </table:table-cell>
          <table:table-cell office:value-type="float" office:value="54" table:style-name="ce1">
            <text:p>5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98" table:style-name="ce1">
            <text:p>9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8" table:style-name="ce1">
            <text:p>98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9" table:style-name="ce1">
            <text:p>99</text:p>
          </table:table-cell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office:value-type="float" office:value="97" table:style-name="ce1">
            <text:p>9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office:value-type="float" office:value="89" table:style-name="ce1">
            <text:p>8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92" table:style-name="ce1">
            <text:p>9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8" table:style-name="ce1">
            <text:p>88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office:value-type="float" office:value="86" table:style-name="ce1">
            <text:p>8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4" table:style-name="ce1">
            <text:p>74</text:p>
          </table:table-cell>
          <table:table-cell office:value-type="float" office:value="99" table:style-name="ce1">
            <text:p>9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1" table:style-name="ce1">
            <text:p>81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2" table:style-name="ce1">
            <text:p>32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8" table:style-name="ce1">
            <text:p>68</text:p>
          </table:table-cell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office:value-type="float" office:value="92" table:style-name="ce1">
            <text:p>9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float" office:value="69" table:style-name="ce1">
            <text:p>6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9" table:style-name="ce1">
            <text:p>99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2" table:style-name="ce1">
            <text:p>72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2" table:style-name="ce1">
            <text:p>82</text:p>
          </table:table-cell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0" table:style-name="ce1">
            <text:p>90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5" table:style-name="ce1">
            <text:p>55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83" table:style-name="ce1">
            <text:p>8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8" table:style-name="ce1">
            <text:p>98</text:p>
          </table:table-cell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6" table:style-name="ce1">
            <text:p>56</text:p>
          </table:table-cell>
          <table:table-cell office:value-type="float" office:value="98" table:style-name="ce1">
            <text:p>9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6" table:style-name="ce1">
            <text:p>16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00" table:style-name="ce1">
            <text:p>10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7" table:style-name="ce1">
            <text:p>97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1" table:style-name="ce1">
            <text:p>21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3" table:style-name="ce1">
            <text:p>8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7" table:style-name="ce1">
            <text:p>77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1" table:style-name="ce1">
            <text:p>31</text:p>
          </table:table-cell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3" table:style-name="ce1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87" table:style-name="ce1">
            <text:p>8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6" table:style-name="ce1">
            <text:p>9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0" table:style-name="ce1">
            <text:p>30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7" table:style-name="ce1">
            <text:p>97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9" table:style-name="ce1">
            <text:p>49</text:p>
          </table:table-cell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office:value-type="float" office:value="80" table:style-name="ce1">
            <text:p>8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9" table:style-name="ce1">
            <text:p>89</text:p>
          </table:table-cell>
          <table:table-cell office:value-type="float" office:value="98" table:style-name="ce1">
            <text:p>9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1" table:style-name="ce1">
            <text:p>81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office:value-type="float" office:value="92" table:style-name="ce1">
            <text:p>9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8" table:style-name="ce1">
            <text:p>28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1" table:style-name="ce1">
            <text:p>81</text:p>
          </table:table-cell>
          <table:table-cell office:value-type="float" office:value="85" table:style-name="ce1">
            <text:p>8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7" table:style-name="ce1">
            <text:p>97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76" table:style-name="ce1">
            <text:p>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3" table:style-name="ce1">
            <text:p>73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8" table:style-name="ce1">
            <text:p>68</text:p>
          </table:table-cell>
          <table:table-cell office:value-type="float" office:value="100" table:style-name="ce1">
            <text:p>10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3" table:style-name="ce1">
            <text:p>93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82" table:style-name="ce1">
            <text:p>8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6" table:style-name="ce1">
            <text:p>96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2" table:style-name="ce1">
            <text:p>82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69" table:style-name="ce1">
            <text:p>6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87" table:style-name="ce1">
            <text:p>8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4" table:style-name="ce1">
            <text:p>84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1" table:style-name="ce1">
            <text:p>51</text:p>
          </table:table-cell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0" table:style-name="ce1">
            <text:p>60</text:p>
          </table:table-cell>
          <table:table-cell office:value-type="float" office:value="83" table:style-name="ce1">
            <text:p>8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3" table:style-name="ce1">
            <text:p>53</text:p>
          </table:table-cell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3" table:style-name="ce1">
            <text:p>73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4" table:style-name="ce1">
            <text:p>64</text:p>
          </table:table-cell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78" table:style-name="ce1">
            <text:p>7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4" table:style-name="ce1">
            <text:p>14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98" table:style-name="ce1">
            <text:p>9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78" table:style-name="ce1">
            <text:p>7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office:value-type="float" office:value="82" table:style-name="ce1">
            <text:p>8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8" table:style-name="ce1">
            <text:p>68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4" table:style-name="ce1">
            <text:p>54</text:p>
          </table:table-cell>
          <table:table-cell office:value-type="float" office:value="72" table:style-name="ce1">
            <text:p>7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8" table:style-name="ce1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2" table:style-name="ce1">
            <text:p>72</text:p>
          </table:table-cell>
          <table:table-cell office:value-type="float" office:value="71" table:style-name="ce1">
            <text:p>7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1" table:style-name="ce1">
            <text:p>81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0" table:style-name="ce1">
            <text:p>40</text:p>
          </table:table-cell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8" table:style-name="ce1">
            <text:p>98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1" table:style-name="ce1">
            <text:p>91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1" table:style-name="ce1">
            <text:p>41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3" table:style-name="ce1">
            <text:p>93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52" table:style-name="ce1">
            <text:p>5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98" table:style-name="ce1">
            <text:p>9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6" table:style-name="ce1">
            <text:p>16</text:p>
          </table:table-cell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3" table:style-name="ce1">
            <text:p>63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9" table:style-name="ce1">
            <text:p>89</text:p>
          </table:table-cell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9" table:style-name="ce1">
            <text:p>29</text:p>
          </table:table-cell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8" table:style-name="ce1">
            <text:p>28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2" table:style-name="ce1">
            <text:p>92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5" table:style-name="ce1">
            <text:p>65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9" table:style-name="ce1">
            <text:p>99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office:value-type="float" office:value="61" table:style-name="ce1">
            <text:p>6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82" table:style-name="ce1">
            <text:p>8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66" table:style-name="ce1">
            <text:p>6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office:value-type="float" office:value="97" table:style-name="ce1">
            <text:p>9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8" table:style-name="ce1">
            <text:p>38</text:p>
          </table:table-cell>
          <table:table-cell office:value-type="float" office:value="78" table:style-name="ce1">
            <text:p>7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office:value-type="float" office:value="80" table:style-name="ce1">
            <text:p>8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75" table:style-name="ce1">
            <text:p>7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1" table:style-name="ce1">
            <text:p>5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0" table:style-name="ce1">
            <text:p>90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78" table:style-name="ce1">
            <text:p>7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2" table:style-name="ce1">
            <text:p>32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1" table:style-name="ce1">
            <text:p>81</text:p>
          </table:table-cell>
          <table:table-cell office:value-type="float" office:value="76" table:style-name="ce1">
            <text:p>7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5" table:style-name="ce1">
            <text:p>95</text:p>
          </table:table-cell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67" table:style-name="ce1">
            <text:p>6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1" table:style-name="ce1">
            <text:p>71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7" table:style-name="ce1">
            <text:p>57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61" table:style-name="ce1">
            <text:p>6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3" table:style-name="ce1">
            <text:p>43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0" table:style-name="ce1">
            <text:p>40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00" table:style-name="ce1">
            <text:p>100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2" table:style-name="ce1">
            <text:p>92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77" table:style-name="ce1">
            <text:p>7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office:value-type="float" office:value="96" table:style-name="ce1">
            <text:p>9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85" table:style-name="ce1">
            <text:p>8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6" table:style-name="ce1">
            <text:p>36</text:p>
          </table:table-cell>
          <table:table-cell office:value-type="float" office:value="100" table:style-name="ce1">
            <text:p>10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00" table:style-name="ce1">
            <text:p>10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3" table:style-name="ce1">
            <text:p>43</text:p>
          </table:table-cell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2" table:style-name="ce1">
            <text:p>72</text:p>
          </table:table-cell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2" table:style-name="ce1">
            <text:p>42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1" table:style-name="ce1">
            <text:p>81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9" table:style-name="ce1">
            <text:p>79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8" table:style-name="ce1">
            <text:p>98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0" table:style-name="ce1">
            <text:p>90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5" table:style-name="ce1">
            <text:p>85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7" table:style-name="ce1">
            <text:p>97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100" table:style-name="ce1">
            <text:p>10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office:value-type="float" office:value="97" table:style-name="ce1">
            <text:p>9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87" table:style-name="ce1">
            <text:p>8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60" table:style-name="ce1">
            <text:p>6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2" table:style-name="ce1">
            <text:p>42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2" table:style-name="ce1">
            <text:p>82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7" table:style-name="ce1">
            <text:p>97</text:p>
          </table:table-cell>
          <table:table-cell office:value-type="float" office:value="79" table:style-name="ce1">
            <text:p>7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1" table:style-name="ce1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7" table:style-name="ce1">
            <text:p>67</text:p>
          </table:table-cell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85" table:style-name="ce1">
            <text:p>8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62" table:style-name="ce1">
            <text:p>6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1" table:style-name="ce1">
            <text:p>81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float" office:value="76" table:style-name="ce1">
            <text:p>7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52" table:style-name="ce1">
            <text:p>5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88" table:style-name="ce1">
            <text:p>8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98" table:style-name="ce1">
            <text:p>9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9" table:style-name="ce1">
            <text:p>29</text:p>
          </table:table-cell>
          <table:table-cell office:value-type="float" office:value="63" table:style-name="ce1">
            <text:p>6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0" table:style-name="ce1">
            <text:p>30</text:p>
          </table:table-cell>
          <table:table-cell office:value-type="float" office:value="96" table:style-name="ce1">
            <text:p>9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office:value-type="float" office:value="100" table:style-name="ce1">
            <text:p>10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7" table:style-name="ce1">
            <text:p>57</text:p>
          </table:table-cell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1">
            <text:p>7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office:value-type="float" office:value="79" table:style-name="ce1">
            <text:p>7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0" table:style-name="ce1">
            <text:p>100</text:p>
          </table:table-cell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1" table:style-name="ce1">
            <text:p>51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" table:style-name="ce1">
            <text:p>11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87" table:style-name="ce1">
            <text:p>8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8" table:style-name="ce1">
            <text:p>9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0" table:style-name="ce1">
            <text:p>40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3" table:style-name="ce1">
            <text:p>53</text:p>
          </table:table-cell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7" table:style-name="ce1">
            <text:p>57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1">
            <text:p>7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1">
            <text:p>8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3" table:style-name="ce1">
            <text:p>83</text:p>
          </table:table-cell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7" table:style-name="ce1">
            <text:p>67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0" table:style-name="ce1">
            <text:p>100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6" table:style-name="ce1">
            <text:p>66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7" table:style-name="ce1">
            <text:p>37</text:p>
          </table:table-cell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2" table:style-name="ce1">
            <text:p>82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office:value-type="float" office:value="83" table:style-name="ce1">
            <text:p>8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4" table:style-name="ce1">
            <text:p>84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8" table:style-name="ce1">
            <text:p>98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office:value-type="float" office:value="82" table:style-name="ce1">
            <text:p>8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number-rows-repeated="1045376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1</meta:initial-creator>
    <dc:creator>minf1</dc:creator>
    <meta:creation-date>2022-02-12T12:40:40Z</meta:creation-date>
    <dc:date>2022-02-28T12:18:53Z</dc:date>
  </office:meta>
</office:document-meta>
</file>